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244in"/>
    </style:style>
    <style:style style:name="co2" style:family="table-column">
      <style:table-column-properties fo:break-before="auto" style:column-width="1.0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ffd7"/>
    </style:style>
    <style:style style:name="ce7" style:family="table-cell" style:parent-style-name="Default">
      <style:table-cell-properties fo:background-color="#ffffd7"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d8ce"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Heater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20 x 46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Material Frame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30 x 15 x 95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Platen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 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Extrusion (2020)</text:p>
          </table:table-cell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oden Dowel (19mm OD)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uminium Rod (6.3mm OD)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3" table:number-rows-spanned="1">
            <text:p>Electronic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20 Port (Mains I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Port (Emergency Sto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19 Port (Heater Ou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20 to Cables (Heater Adapter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erson to Cables (PWR Adapter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C C16 (Vacuum Pum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V 2A PSU</text:p>
          </table:table-cell>
          <table:table-cell office:value-type="string" calcext:value-type="string">
            <text:p>39 x 30 x 7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 (Heater, DC Controlled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 (Pump, DC Controlled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BO (20A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M Pulse Generato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DT Switch (ON-Off-O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2" table:number-rows-spanned="1">
            <text:p>TOTAL Cost List</text:p>
          </table:table-cell>
          <table:covered-table-cell/>
          <table:table-cell office:value-type="string" calcext:value-type="string">
            <text:p>Total Cost:</text:p>
          </table:table-cell>
          <table:table-cell table:style-name="ce11" table:formula="of:=SUM([.D65:.D90])" office:value-type="currency" office:currency="AUD" office:value="481.8" calcext:value-type="currency">
            <text:p>$481.80</text:p>
          </table:table-cell>
          <table:table-cell/>
        </table:table-row>
        <table:table-row table:style-name="ro1">
          <table:table-cell table:style-name="Default" office:value-type="string" calcext:value-type="string">
            <text:p>Components</text:p>
          </table:table-cell>
          <table:table-cell office:value-type="string" calcext:value-type="string">
            <text:p>Size (mm)</text:p>
          </table:table-cell>
          <table:table-cell office:value-type="string" calcext:value-type="string">
            <text:p>Quantity</text:p>
          </table:table-cell>
          <table:table-cell table:style-name="ce11" office:value-type="string" calcext:value-type="string">
            <text:p>Cost (Total)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Aluminium Extrusion (2020)</text:p>
          </table:table-cell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table:style-name="ce11" office:value-type="currency" office:currency="AUD" office:value="160.52" calcext:value-type="currency">
            <text:p>$160.52</text:p>
          </table:table-cell>
          <table:table-cell office:value-type="string" calcext:value-type="string">
            <text:p><text:a xlink:href="https://www.makerstore.com.au/product/v-slot-20-x-20mm/?attribute_pa_length=1500mm&amp;pewc_key=64be2aa71eeaeabb0ff83d1e1ce854a3" xlink:type="simple">Makerstore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20 x 20 x 100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0.05" calcext:value-type="currency">
            <text:p>$10.05</text:p>
          </table:table-cell>
          <table:table-cell office:value-type="string" calcext:value-type="string">
            <text:p><text:a xlink:href="https://www.bunnings.com.au/metal-mate-20-x-20-x-1-5mm-1m-aluminium-equal-angle-silver-1m_p1067865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20 x 12 x 1000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6.32" calcext:value-type="currency">
            <text:p>$16.32</text:p>
          </table:table-cell>
          <table:table-cell office:value-type="string" calcext:value-type="string">
            <text:p><text:a xlink:href="https://www.bunnings.com.au/metal-mate-20-x-12-x-1-4mm-1m-aluminium-unequal-angle-silver_p1067823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Right Angle</text:p>
          </table:table-cell>
          <table:table-cell office:value-type="string" calcext:value-type="string">
            <text:p>30 x 15 x 1000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22.1" calcext:value-type="currency">
            <text:p>$22.10</text:p>
          </table:table-cell>
          <table:table-cell office:value-type="string" calcext:value-type="string">
            <text:p><text:a xlink:href="https://www.bunnings.com.au/metal-mate-30-x-30-x-1-5mm-1m-silver-aluminium-angle-silver-1m_p1130510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10" calcext:value-type="float">
            <text:p>10</text:p>
          </table:table-cell>
          <table:table-cell office:value-type="float" office:value="83" calcext:value-type="float">
            <text:p>83</text:p>
          </table:table-cell>
          <table:table-cell table:style-name="ce11" office:value-type="currency" office:currency="AUD" office:value="14.77" calcext:value-type="currency">
            <text:p>$14.77</text:p>
          </table:table-cell>
          <table:table-cell office:value-type="string" calcext:value-type="string">
            <text:p><text:a xlink:href="https://www.aliexpress.com/item/1005007661689652.html?spm=a2g0o.productlist.main.25.ef701c01pXeRol&amp;algo_pvid=0426d431-9955-40c7-8d56-87b65d341bfa&amp;algo_exp_id=0426d431-9955-40c7-8d56-87b65d341bfa-12&amp;pdp_ext_f=%7B%22order%22%3A%2228%22%2C%22eval%22%3A%221%22%7D&amp;pdp_npi=4%40dis%21AUD%2110.99%211.74%21%21%2149.51%217.80%21%402101ec1f17378772982533673e06c0%2112000041719885977%21sea%21AU%210%21ABX&amp;curPageLogUid=VhLqqxPZKQ7e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T Nut</text:p>
          </table:table-cell>
          <table:table-cell office:value-type="string" calcext:value-type="string">
            <text:p>N/A</text:p>
          </table:table-cell>
          <table:table-cell office:value-type="float" office:value="115" calcext:value-type="float">
            <text:p>115</text:p>
          </table:table-cell>
          <table:table-cell table:style-name="ce11" office:value-type="currency" office:currency="AUD" office:value="17.62" calcext:value-type="currency">
            <text:p>$17.62</text:p>
          </table:table-cell>
          <table:table-cell office:value-type="string" calcext:value-type="string">
            <text:p><text:a xlink:href="https://www.aliexpress.com/item/1005007383347166.html?spm=a2g0o.productlist.main.3.5e025450hNLCNE&amp;algo_pvid=0637fbbb-6255-4fc5-a5bc-21ecde478ce4&amp;algo_exp_id=0637fbbb-6255-4fc5-a5bc-21ecde478ce4-1&amp;pdp_ext_f=%7B%22order%22%3A%22875%22%2C%22eval%22%3A%221%22%7D&amp;pdp_npi=4%40dis%21AUD%215.19%215.02%21%21%2123.40%2122.63%21%402103277f17378779510128162ee13a%2112000040523054009%21sea%21AU%216128576165%21X&amp;curPageLogUid=X7uvDB3CUDH9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1" office:value-type="currency" office:currency="AUD" office:value="12.71" calcext:value-type="currency">
            <text:p>$12.71</text:p>
          </table:table-cell>
          <table:table-cell office:value-type="string" calcext:value-type="string">
            <text:p><text:a xlink:href="https://www.aliexpress.com/item/32894530938.html?spm=a2g0o.productlist.main.1.3b0e3629dCBOGV&amp;algo_pvid=43263edf-4118-437f-910e-f13af6bdaad8&amp;algo_exp_id=43263edf-4118-437f-910e-f13af6bdaad8-0&amp;pdp_ext_f=%7B%22order%22%3A%2217%22%2C%22eval%22%3A%221%22%7D&amp;pdp_npi=4%40dis%21AUD%218.68%217.29%21%21%215.37%214.51%21%402101c5ac17378781305684865e12ef%2165754377671%21sea%21AU%216128576165%21X&amp;curPageLogUid=GwShr7dcPMY1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2.05" calcext:value-type="currency">
            <text:p>$2.05</text:p>
          </table:table-cell>
          <table:table-cell office:value-type="string" calcext:value-type="string">
            <text:p><text:a xlink:href="https://www.bunnings.com.au/pinnacle-m5-x-75mm-zinc-plated-round-head-bolts-and-nuts-4-pack_p024727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Carbon Fibre Quartz Heater</text:p>
          </table:table-cell>
          <table:table-cell office:value-type="string" calcext:value-type="string">
            <text:p>520 x 12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51.37" calcext:value-type="currency">
            <text:p>$51.37</text:p>
          </table:table-cell>
          <table:table-cell office:value-type="string" calcext:value-type="string">
            <text:p><text:a xlink:href="https://www.aliexpress.com/item/1005007168603613.html?spm=a2g0o.productlist.main.3.3bf036868du7qU&amp;algo_pvid=e1e66f28-affb-4f05-a3f0-9d041aff78ce&amp;algo_exp_id=e1e66f28-affb-4f05-a3f0-9d041aff78ce-1&amp;pdp_npi=4%40dis%21AUD%2146.58%2139.59%21%21%2128.82%2124.50%21%402103247917378785509814674ef6dd%2112000039681588398%21sea%21AU%216128576165%21X&amp;curPageLogUid=bJ9epupmc4ZL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Aluminium Rod (6.3mm OD)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3.17" calcext:value-type="currency">
            <text:p>$3.17</text:p>
          </table:table-cell>
          <table:table-cell office:value-type="string" calcext:value-type="string">
            <text:p><text:a xlink:href="https://www.bunnings.com.au/metal-mate-6-3mm-x-1m-aluminium-solid-rod-6-3mm_p113054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Fly Nut</text:p>
          </table:table-cell>
          <table:table-cell office:value-type="string" calcext:value-type="string">
            <text:p>N/A</text:p>
          </table:table-cell>
          <table:table-cell office:value-type="float" office:value="14" calcext:value-type="float">
            <text:p>14</text:p>
          </table:table-cell>
          <table:table-cell table:style-name="ce11" office:value-type="currency" office:currency="AUD" office:value="6.61" calcext:value-type="currency">
            <text:p>$6.61</text:p>
          </table:table-cell>
          <table:table-cell office:value-type="string" calcext:value-type="string">
            <text:p><text:a xlink:href="https://www.aliexpress.com/item/1005006072038223.html?spm=a2g0o.productlist.main.5.765f79fbuzXxmR&amp;algo_pvid=c8bfadd1-a883-4436-9042-5f38e202bfa6&amp;algo_exp_id=c8bfadd1-a883-4436-9042-5f38e202bfa6-2&amp;pdp_npi=4%40dis%21AUD%216.71%213.62%21%21%2130.26%2116.34%21%402103146c17378863788128456eb592%2112000035598668344%21sea%21AU%216128576165%21X&amp;curPageLogUid=uE0G0ZtzJ3UT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5 Bolt (Fly Nut Male Adaptor)</text:p>
          </table:table-cell>
          <table:table-cell office:value-type="string" calcext:value-type="string">
            <text:p>14mm</text:p>
          </table:table-cell>
          <table:table-cell office:value-type="float" office:value="14" calcext:value-type="float">
            <text:p>14</text:p>
          </table:table-cell>
          <table:table-cell table:style-name="ce11" office:value-type="currency" office:currency="AUD" office:value="9.13" calcext:value-type="currency">
            <text:p>$9.13</text:p>
          </table:table-cell>
          <table:table-cell office:value-type="string" calcext:value-type="string">
            <text:p><text:a xlink:href="https://www.aliexpress.com/item/32810872544.html?spm=a2g0o.productlist.main.1.586132e30yjcCL&amp;algo_pvid=b9a81e3b-37be-4791-8323-ecbb993db4d3&amp;algo_exp_id=b9a81e3b-37be-4791-8323-ecbb993db4d3-0&amp;pdp_npi=4%40dis%21AUD%211.84%211.78%21%21%211.14%211.10%21%402101e9ec17378885561254127e9723%2112000037536050510%21sea%21AU%216128576165%21X&amp;curPageLogUid=V8fJMkRXM97O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Cement Fibre Board</text:p>
          </table:table-cell>
          <table:table-cell office:value-type="string" calcext:value-type="string">
            <text:p>440 x 640</text:p>
          </table:table-cell>
          <table:table-cell office:value-type="float" office:value="3" calcext:value-type="float">
            <text:p>3</text:p>
          </table:table-cell>
          <table:table-cell table:style-name="ce11" office:value-type="currency" office:currency="AUD" office:value="12.55" calcext:value-type="currency">
            <text:p>$12.55</text:p>
          </table:table-cell>
          <table:table-cell office:value-type="string" calcext:value-type="string">
            <text:p><text:a xlink:href="https://www.bunnings.com.au/james-hardie-hardieflex-2400-x-450-x-4-5mm-eaves-1-08m-_p0714491?store=7314&amp;gStoreCode=7314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Aluminium 2020 Gantry Slider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0.99" calcext:value-type="currency">
            <text:p>$10.99</text:p>
          </table:table-cell>
          <table:table-cell office:value-type="string" calcext:value-type="string">
            <text:p><text:a xlink:href="https://www.aliexpress.com/item/1005006683869048.html?spm=a2g0o.productlist.main.11.697a77daeplsrV&amp;algo_pvid=47bd789a-5af3-4a94-82b5-cd372102cef7&amp;algo_exp_id=47bd789a-5af3-4a94-82b5-cd372102cef7-5&amp;pdp_ext_f=%7B%22order%22%3A%221%22%2C%22eval%22%3A%221%22%7D&amp;pdp_npi=4%40dis%21AUD%2110.99%2110.99%21%21%2149.53%2149.53%21%402101d9ef17378891994378549e2928%2112000038017960525%21sea%21AU%216128576165%21X&amp;curPageLogUid=H6l0Z2s0YF7s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Metal Mesh</text:p>
          </table:table-cell>
          <table:table-cell office:value-type="string" calcext:value-type="string">
            <text:p>440 x 64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4.99" calcext:value-type="currency">
            <text:p>$14.99</text:p>
          </table:table-cell>
          <table:table-cell office:value-type="string" calcext:value-type="string">
            <text:p><text:a xlink:href="https://www.bunnings.com.au/rapidmesh-600-x-900-x-0-6mm-6-5-x-6-5-silver-wire-mesh-panel_p020364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Corner Bracket</text:p>
          </table:table-cell>
          <table:table-cell office:value-type="string" calcext:value-type="string">
            <text:p>N/A</text:p>
          </table:table-cell>
          <table:table-cell office:value-type="float" office:value="10" calcext:value-type="float">
            <text:p>10</text:p>
          </table:table-cell>
          <table:table-cell table:style-name="ce11" office:value-type="currency" office:currency="AUD" office:value="7.03" calcext:value-type="currency">
            <text:p>$7.03</text:p>
          </table:table-cell>
          <table:table-cell office:value-type="string" calcext:value-type="string">
            <text:p><text:a xlink:href="https://www.aliexpress.com/item/1005008248112282.html?spm=a2g0o.productlist.main.3.420038f9mcAJRH&amp;algo_pvid=d5ed51c0-69f6-4166-a190-e1133192f0d3&amp;algo_exp_id=d5ed51c0-69f6-4166-a190-e1133192f0d3-1&amp;pdp_npi=4%40dis%21AUD%219.17%214.04%21%21%2141.32%2118.18%21%402103277f17378903923611996e144e%2112000044371326052%21sea%21AU%216128576165%21X&amp;curPageLogUid=IfJbJio3PnP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Wooden Dowel (19mm OD)</text:p>
          </table:table-cell>
          <table:table-cell office:value-type="float" office:value="518" calcext:value-type="float">
            <text:p>518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1.5" calcext:value-type="currency">
            <text:p>$11.50</text:p>
          </table:table-cell>
          <table:table-cell office:value-type="string" calcext:value-type="string">
            <text:p><text:a xlink:href="https://www.bunnings.com.au/porta-19-x-19mm-1-2m-clear-pine-dowel_p8493988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10 Washer</text:p>
          </table:table-cell>
          <table:table-cell office:value-type="string" calcext:value-type="string">
            <text:p>N/A</text:p>
          </table:table-cell>
          <table:table-cell office:value-type="float" office:value="4" calcext:value-type="float">
            <text:p>4</text:p>
          </table:table-cell>
          <table:table-cell table:style-name="ce11" office:value-type="currency" office:currency="AUD" office:value="1.12" calcext:value-type="currency">
            <text:p>$1.12</text:p>
          </table:table-cell>
          <table:table-cell office:value-type="string" calcext:value-type="string">
            <text:p><text:a xlink:href="https://www.bunnings.com.au/zenith-m10-hot-dip-galvanised-flat-round-washers_p2442070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M5 Washer</text:p>
          </table:table-cell>
          <table:table-cell office:value-type="string" calcext:value-type="string">
            <text:p>N/A</text:p>
          </table:table-cell>
          <table:table-cell office:value-type="float" office:value="20" calcext:value-type="float">
            <text:p>20</text:p>
          </table:table-cell>
          <table:table-cell table:style-name="ce11" office:value-type="currency" office:currency="AUD" office:value="2.47" calcext:value-type="currency">
            <text:p>$2.47</text:p>
          </table:table-cell>
          <table:table-cell office:value-type="string" calcext:value-type="string">
            <text:p><text:a xlink:href="https://www.aliexpress.com/item/4000174460068.html?spm=a2g0o.productlist.main.3.a53b23aff8cv0p&amp;algo_pvid=1ed26e39-1a56-41d2-8aa6-cf67c4389245&amp;algo_exp_id=1ed26e39-1a56-41d2-8aa6-cf67c4389245-1&amp;pdp_npi=4%40dis%21AUD%211.47%211.42%21%21%210.91%210.88%21%402101c5ac17378911148598994e12f6%2112000026333886684%21sea%21AU%216128576165%21X&amp;curPageLogUid=rmMrif8roYPr&amp;utparam-url=scene%3Asearch%7Cquery_from%3A" xlink:type="simple">Aliexpress</text:a></text:p>
          </table:table-cell>
        </table:table-row>
        <table:table-row table:style-name="ro1">
          <table:table-cell table:style-name="ce10" office:value-type="string" calcext:value-type="string">
            <text:p>IEC C20 &amp; C19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9.86" calcext:value-type="currency">
            <text:p>$9.86</text:p>
          </table:table-cell>
          <table:table-cell office:value-type="string" calcext:value-type="string">
            <text:p><text:a xlink:href="https://www.aliexpress.com/item/10000045738141.html?spm=a2g0o.productlist.main.1.3d558d9ftmilqz&amp;algo_pvid=1a21400f-c741-404c-b17c-fc2a60352f44&amp;algo_exp_id=1a21400f-c741-404c-b17c-fc2a60352f44-0&amp;pdp_npi=4%40dis%21AUD%210.65%210.59%21%21%210.40%210.36%21%402101efeb17379404881097337e3b83%2120000000114745569%21sea%21AU%216128576165%21X&amp;curPageLogUid=D44cc83AGNly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IEC C20 to Cables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7.98" calcext:value-type="currency">
            <text:p>$7.98</text:p>
          </table:table-cell>
          <table:table-cell office:value-type="string" calcext:value-type="string">
            <text:p><text:a xlink:href="https://www.aliexpress.com/item/1005006996912471.html?spm=a2g0o.productlist.main.33.634d1da480xDOR&amp;algo_pvid=1391ed77-a7dd-45fa-ac8f-1c1d9a14e032&amp;algo_exp_id=1391ed77-a7dd-45fa-ac8f-1c1d9a14e032-16&amp;pdp_npi=4%40dis%21AUD%214.99%214.99%21%21%213.09%213.09%21%402101ec1a17378936662248282e3a5d%2112000038990961843%21sea%21AU%216128576165%21X&amp;curPageLogUid=2qmj6k8CsJg3&amp;utparam-url=scene%3Asearch%7Cquery_from%3A" xlink:type="simple">Aliexpress</text:a></text:p>
          </table:table-cell>
        </table:table-row>
        <table:table-row table:style-name="ro1">
          <table:table-cell table:style-name="ce10" office:value-type="string" calcext:value-type="string">
            <text:p>IEC C16 (Vacuum Pump Port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93" calcext:value-type="currency">
            <text:p>$5.93</text:p>
          </table:table-cell>
          <table:table-cell office:value-type="string" calcext:value-type="string">
            <text:p><text:a xlink:href="https://www.aliexpress.com/item/1005005914216268.html?spm=a2g0o.productlist.main.27.634d1da480xDOR&amp;algo_pvid=1391ed77-a7dd-45fa-ac8f-1c1d9a14e032&amp;algo_exp_id=1391ed77-a7dd-45fa-ac8f-1c1d9a14e032-13&amp;pdp_npi=4%40dis%21AUD%212.96%212.96%21%21%211.83%211.83%21%402101ec1a17378936662248282e3a5d%2112000034838452131%21sea%21AU%216128576165%21X&amp;curPageLogUid=5qnnjlkqkXFf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5V 2A PSU</text:p>
          </table:table-cell>
          <table:table-cell office:value-type="string" calcext:value-type="string">
            <text:p>39 x 30 x 70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7.69" calcext:value-type="currency">
            <text:p>$7.69</text:p>
          </table:table-cell>
          <table:table-cell office:value-type="string" calcext:value-type="string">
            <text:p><text:a xlink:href="https://www.aliexpress.com/item/1005005552969433.html?spm=a2g0o.productlist.main.77.4a9b6bebxYsWdk&amp;algo_pvid=de7106c0-212f-4cfc-9ff0-143d42d78221&amp;algo_exp_id=de7106c0-212f-4cfc-9ff0-143d42d78221-38&amp;pdp_ext_f=%7B%22order%22%3A%222303%22%2C%22eval%22%3A%221%22%7D&amp;pdp_npi=4%40dis%21AUD%21108.49%2131.46%21%21%21488.90%21141.78%21%402103247917378949381643235ef685%2112000033679639901%21sea%21AU%216128576165%21X&amp;curPageLogUid=wRMD9dBcntKK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SSR (DC Controlled AC)</text:p>
          </table:table-cell>
          <table:table-cell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table:style-name="ce11" office:value-type="currency" office:currency="AUD" office:value="15.26" calcext:value-type="currency">
            <text:p>$15.26</text:p>
          </table:table-cell>
          <table:table-cell office:value-type="string" calcext:value-type="string">
            <text:p><text:a xlink:href="https://www.aliexpress.com/item/1005005837105164.html?spm=a2g0o.productlist.main.5.563632e6M3nkNt&amp;algo_pvid=6f2154fb-80ed-4dcf-a19d-fe2e9a3b5dd2&amp;algo_exp_id=6f2154fb-80ed-4dcf-a19d-fe2e9a3b5dd2-2&amp;pdp_npi=4%40dis%21AUD%215.29%215.29%21%21%213.27%213.27%21%402101ef7017378957508028617e271b%2112000034526092498%21sea%21AU%216128576165%21X&amp;curPageLogUid=6LWwWEvWb6re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RCBO (20A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41.29" calcext:value-type="currency">
            <text:p>$41.29</text:p>
          </table:table-cell>
          <table:table-cell office:value-type="string" calcext:value-type="string">
            <text:p><text:a xlink:href="https://www.bunnings.com.au/deta-residual-circuit-breaker-with-overload-protection-20ah_p0131971" xlink:type="simple">Bunnings</text:a></text:p>
          </table:table-cell>
        </table:table-row>
        <table:table-row table:style-name="ro1">
          <table:table-cell table:style-name="Default" office:value-type="string" calcext:value-type="string">
            <text:p>PWM Pulse Generator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6.72" calcext:value-type="currency">
            <text:p>$6.72</text:p>
          </table:table-cell>
          <table:table-cell office:value-type="string" calcext:value-type="string">
            <text:p><text:a xlink:href="https://www.aliexpress.com/item/1005006717341304.html?spm=a2g0o.productlist.main.11.3e3971aapuhQdG&amp;algo_pvid=e6c62602-8d2c-432d-9bb8-b277280a7901&amp;algo_exp_id=e6c62602-8d2c-432d-9bb8-b277280a7901-5&amp;pdp_npi=4%40dis%21AUD%216.72%216.72%21%21%214.16%214.16%21%402101ef7017379415610174643e2702%2112000038081379284%21sea%21AU%216128576165%21X&amp;curPageLogUid=uVzk8PgfK6Tz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DPDT Switch (ON-Off-ON)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11.96" calcext:value-type="currency">
            <text:p>$11.96</text:p>
          </table:table-cell>
          <table:table-cell office:value-type="string" calcext:value-type="string">
            <text:p><text:a xlink:href="https://www.aliexpress.com/item/1005004411546037.html?spm=a2g0o.productlist.main.5.84fb1f0cTKjPVe&amp;algo_pvid=5d6c2b6c-1dc1-4367-818a-41b29625ccef&amp;algo_exp_id=5d6c2b6c-1dc1-4367-818a-41b29625ccef-2&amp;pdp_npi=4%40dis%21AUD%212.92%212.92%21%21%2113.17%2113.17%21%402103241117378970876043546e44d0%2112000035437287457%21sea%21AU%216128576165%21X&amp;curPageLogUid=EPD3een0rQy3&amp;utparam-url=scene%3Asearch%7Cquery_from%3A" xlink:type="simple">Aliexpress</text:a></text:p>
          </table:table-cell>
        </table:table-row>
        <table:table-row table:style-name="ro1">
          <table:table-cell table:style-name="Default" office:value-type="string" calcext:value-type="string">
            <text:p>Power Switch</text:p>
          </table:table-cell>
          <table:table-cell office:value-type="string" calcext:value-type="string">
            <text:p>N/A</text:p>
          </table:table-cell>
          <table:table-cell office:value-type="float" office:value="1" calcext:value-type="float">
            <text:p>1</text:p>
          </table:table-cell>
          <table:table-cell table:style-name="ce11" office:value-type="currency" office:currency="AUD" office:value="5.9" calcext:value-type="currency">
            <text:p>$5.90</text:p>
          </table:table-cell>
          <table:table-cell office:value-type="string" calcext:value-type="string">
            <text:p><text:a xlink:href="https://www.aliexpress.com/item/33041128258.html?spm=a2g0o.productlist.main.1.7b371eacjXJdP0&amp;algo_pvid=571d4401-5713-40af-bab2-be3c4878ffec&amp;algo_exp_id=571d4401-5713-40af-bab2-be3c4878ffec-0&amp;pdp_npi=4%40dis%21AUD%212.36%212.36%21%21%2110.65%2110.65%21%402103247417379036027535170ef376%2112000035788473234%21sea%21AU%216128576165%21X&amp;curPageLogUid=yPS6UIa2NZIX&amp;utparam-url=scene%3Asearch%7Cquery_from%3A" xlink:type="simple">Aliexpress</text:a></text:p>
          </table:table-cell>
        </table:table-row>
        <table:table-row table:style-name="ro1" table:number-rows-repeated="5">
          <table:table-cell table:style-name="Default"/>
          <table:table-cell table:number-columns-repeated="2"/>
          <table:table-cell table:style-name="ce11"/>
          <table:table-cell/>
        </table:table-row>
        <table:table-row table:style-name="ro1">
          <table:table-cell table:style-name="Default"/>
          <table:table-cell table:number-columns-repeated="2"/>
          <table:table-cell table:style-name="ce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30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8">00/00/0000</text:date>, <text:time style:data-style-name="N2" text:time-value="09:46:06.90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0T11:13:37.466000000</meta:creation-date>
    <meta:generator>LibreOffice/24.8.4.2$Windows_X86_64 LibreOffice_project/bb3cfa12c7b1bf994ecc5649a80400d06cd71002</meta:generator>
    <dc:date>2025-02-08T18:20:26.357000000</dc:date>
    <meta:editing-duration>PT10H33M15S</meta:editing-duration>
    <meta:editing-cycles>14</meta:editing-cycles>
    <meta:document-statistic meta:table-count="1" meta:cell-count="309" meta:object-count="0"/>
  </office:meta>
</office:document-meta>
</file>